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0.706cm" style:rel-column-width="400*"/>
    </style:style>
    <style:style style:name="Tableau1.B" style:family="table-column">
      <style:table-column-properties style:column-width="16.295cm" style:rel-column-width="923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0faf52" officeooo:paragraph-rsid="000faf52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Footnote">
      <style:text-properties officeooo:rsid="0012028c" officeooo:paragraph-rsid="0012028c"/>
    </style:style>
    <style:style style:name="P7" style:family="paragraph" style:parent-style-name="Standard">
      <style:paragraph-properties fo:text-align="justify" style:justify-single-word="false"/>
      <style:text-properties officeooo:rsid="0010a891" officeooo:paragraph-rsid="0010a891"/>
    </style:style>
    <style:style style:name="P8" style:family="paragraph" style:parent-style-name="Standard">
      <style:paragraph-properties fo:text-align="end" style:justify-single-word="false"/>
      <style:text-properties officeooo:paragraph-rsid="0012028c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12028c"/>
    </style:style>
    <style:style style:name="P10" style:family="paragraph" style:parent-style-name="Standard">
      <style:text-properties officeooo:paragraph-rsid="0012028c"/>
    </style:style>
    <style:style style:name="P11" style:family="paragraph" style:parent-style-name="Standard">
      <style:paragraph-properties fo:text-align="justify" style:justify-single-word="false"/>
      <style:text-properties officeooo:rsid="0012028c" officeooo:paragraph-rsid="0012028c"/>
    </style:style>
    <style:style style:name="P12" style:family="paragraph" style:parent-style-name="Standard">
      <style:paragraph-properties fo:text-align="justify" style:justify-single-word="false"/>
      <style:text-properties officeooo:rsid="001321f1" officeooo:paragraph-rsid="001321f1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0a891" officeooo:paragraph-rsid="0010a89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3b057" officeooo:paragraph-rsid="0013b057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rsid="0013b057" officeooo:paragraph-rsid="0013b057"/>
    </style:style>
    <style:style style:name="P16" style:family="paragraph" style:parent-style-name="Table_20_Contents">
      <style:paragraph-properties fo:line-height="150%" fo:text-align="end" style:justify-single-word="false"/>
      <style:text-properties fo:font-style="italic" officeooo:rsid="0012028c" officeooo:paragraph-rsid="0012028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2028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028c" style:font-weight-asian="bold" style:font-weight-complex="bold"/>
    </style:style>
    <style:style style:name="T5" style:family="text">
      <style:text-properties officeooo:rsid="001321f1"/>
    </style:style>
    <style:style style:name="T6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’apparition de la subjectivité et ses conséquences morales</text:p>
      <text:p text:style-name="Standard"/>
      <text:p text:style-name="P2"/>
      <table:table table:name="Tableau1" table:style-name="Tableau1">
        <table:table-column table:style-name="Tableau1.A"/>
        <table:table-column table:style-name="Tableau1.B"/>
        <table:table-row table:style-name="TableLine2389389135376">
          <table:table-cell table:style-name="Tableau1.A1" office:value-type="string">
            <text:p text:style-name="P16">1</text:p>
            <text:p text:style-name="P16"/>
            <text:p text:style-name="P16"/>
            <text:p text:style-name="P16"/>
            <text:p text:style-name="P16">5</text:p>
            <text:p text:style-name="P16"/>
            <text:p text:style-name="P16"/>
            <text:p text:style-name="P16"/>
            <text:p text:style-name="P16"/>
            <text:p text:style-name="P16"/>
            <text:p text:style-name="P16">10</text:p>
          </table:table-cell>
          <table:table-cell table:style-name="Tableau1.A1" office:value-type="string">
            <text:p text:style-name="P9">« Posséder le <text:span text:style-name="T1">Je</text:span> dans sa représentation : ce pouvoir élève l’homme infiniment au-dessus de tous les autres êtres vivants sur la terre. Par-là, il est une personne ; et grâce à l’unité de la conscience dans tous les changements qui peuvent lui survenir, il est une seule et même personne, c’est-à-dire un être entièrement différent, par le rang et la dignité, de choses comme le sont les animaux sans raison, dont on peut disposer à sa guise ; et ceci, même lorsqu’il ne peut pas dire Je, car il l’a dans sa pensée ; ainsi toutes les langues, lorsqu’elles parlent à la première personne, doivent penser ce Je, même si elles ne l’expriment pas par un mot particulier. Car cette faculté (de penser) est l’entendement<text:note text:id="ftn0" text:note-class="footnote"><text:note-citation>1</text:note-citation><text:note-body><text:p text:style-name="P6">Pour Kant, « l’entendement » est la faculté intellectuelle qui permet de synthétiser le divers, de simplifier et d’unifier notre expérience en rangeant c<text:span text:style-name="T5">elle-ci </text:span>selon certaines catégories générales.</text:p></text:note-body></text:note>. </text:p>
            <text:p text:style-name="P9"/>
            <text:p text:style-name="P9">Il faut remarquer que l’enfant qui sait déjà parler assez correctement ne commence qu’assez tard (peut-être un an après) à dire Je ; avant, il parle de soi à la troisième personne (Charles veut manger, marcher, etc.) ; et il semble que pour lui une lumière vienne de se lever quand il commence à dire Je ; à partir de ce jour, il ne revient jamais à l’autre manière de parler. Auparavant il ne faisait que se sentir ; maintenant il se pense. »</text:p>
            <text:p text:style-name="P10"/>
            <text:p text:style-name="P8">Kant, <text:span text:style-name="T1">Anthropologie du point de vue pragmatique</text:span>, §1</text:p>
          </table:table-cell>
        </table:table-row>
      </table:table>
      <text:p text:style-name="P3"/>
      <text:p text:style-name="P1"/>
      <text:p text:style-name="P5"/>
      <text:p text:style-name="P13">Compréhension du texte</text:p>
      <text:p text:style-name="P7"/>
      <text:p text:style-name="P7">1. <text:span text:style-name="T4">(ligne 1)</text:span><text:span text:style-name="T2"> </text:span>Que signifie « posséder le <text:span text:style-name="T1">Je</text:span> dans sa représentation » ? Reformulez cette idée avec vos propres mots.</text:p>
      <text:p text:style-name="P7"/>
      <text:p text:style-name="P11">2. <text:span text:style-name="T3">(lignes 2-3)</text:span> Expliquez « grâce à l’unité de la conscience dans tous les changements qui peuvent lui survenir »</text:p>
      <text:p text:style-name="P11"/>
      <text:p text:style-name="P11">3. <text:span text:style-name="T3">(ligne 5) </text:span>Expliquez « les animaux sans raison, dont on peut disposer à sa guise ». <text:span text:style-name="T5">A q</text:span>uel genre de pratiques <text:span text:style-name="T5">peut-on penser ici ?</text:span></text:p>
      <text:p text:style-name="P11"/>
      <text:p text:style-name="P12">4. <text:span text:style-name="T3">(ligne 13)</text:span> Expliquez « Auparavant il ne faisait que se sentir ; maintenant il se pense. » Quelle différence peut-on faire entre sentir et penser ?</text:p>
      <text:p text:style-name="P12"/>
      <text:p text:style-name="P12"/>
      <text:p text:style-name="P14">Synthèse :</text:p>
      <text:p text:style-name="P15"/>
      <text:p text:style-name="P15">Kant affirme que notre « dignité » dépend de notre capacité à penser <text:span text:style-name="T1">Je</text:span><text:span text:style-name="T6">. Analysez ce que signifie le mot « dignité ». Êtes-vous d’accord avec la thèse de Kant 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7T21:16:27.442000000</meta:creation-date>
    <dc:date>2022-11-14T14:34:15.343000000</dc:date>
    <meta:editing-duration>PT12M46S</meta:editing-duration>
    <meta:editing-cycles>4</meta:editing-cycles>
    <meta:generator>LibreOffice/7.3.1.3$Windows_X86_64 LibreOffice_project/a69ca51ded25f3eefd52d7bf9a5fad8c90b87951</meta:generator>
    <meta:document-statistic meta:table-count="1" meta:image-count="0" meta:object-count="0" meta:page-count="1" meta:paragraph-count="15" meta:word-count="387" meta:character-count="2171" meta:non-whitespace-character-count="1798"/>
  </office:meta>
</office:document-meta>
</file>